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025cm" fo:padding-bottom="0.025cm" fo:padding-left="0.025cm" fo:padding-right="0.025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dash" draw:stroke-dash="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025cm" fo:padding-bottom="0.025cm" fo:padding-left="0.025cm" fo:padding-right="0.025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32cm" svg:height="4.093cm" svg:x="10.31cm" svg:y="7.239cm">
          <text:p text:style-name="P1">Couch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1" draw:id="id1" draw:layer="layout" svg:width="4.518cm" svg:height="2.271cm" svg:x="9.636cm" svg:y="2.921cm">
          <text:p text:style-name="P1">Deluge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" draw:text-style-name="P1" draw:layer="layout" draw:type="line" svg:x1="11.895cm" svg:y1="5.192cm" svg:x2="11.97cm" svg:y2="7.239cm" draw:start-shape="id1" draw:start-glue-point="5" draw:end-shape="id2" draw:end-glue-point="5" svg:d="M11895 5192l75 2047" svg:viewBox="0 0 76 2048">
          <text:p/>
        </draw:connector>
        <draw:custom-shape draw:style-name="gr3" draw:text-style-name="P1" xml:id="id3" draw:id="id3" draw:layer="layout" svg:width="4.518cm" svg:height="2.271cm" svg:x="4.869cm" svg:y="2.921cm">
          <text:p text:style-name="P1">Sol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" draw:text-style-name="P1" draw:layer="layout" draw:type="line" svg:x1="11.97cm" svg:y1="7.239cm" svg:x2="7.128cm" svg:y2="5.192cm" draw:start-shape="id2" draw:start-glue-point="5" draw:end-shape="id3" draw:end-glue-point="5" svg:d="M11970 7239l-4842-2047" svg:viewBox="0 0 4843 2048">
          <text:p/>
        </draw:connector>
        <draw:custom-shape draw:style-name="gr3" draw:text-style-name="P1" xml:id="id4" draw:id="id4" draw:layer="layout" svg:width="4.518cm" svg:height="2.271cm" svg:x="14.405cm" svg:y="2.921cm">
          <text:p text:style-name="P1">Node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" draw:text-style-name="P1" draw:layer="layout" draw:type="line" svg:x1="16.664cm" svg:y1="5.192cm" svg:x2="11.97cm" svg:y2="7.239cm" draw:start-shape="id4" draw:start-glue-point="5" draw:end-shape="id2" draw:end-glue-point="5" svg:d="M16664 5192l-4694 2047" svg:viewBox="0 0 4695 20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6T21:54:02.447631870</meta:creation-date>
    <dc:date>2015-05-26T21:57:52.624922381</dc:date>
    <meta:editing-duration>P0D</meta:editing-duration>
    <meta:editing-cycles>1</meta:editing-cycles>
    <meta:document-statistic meta:object-count="7"/>
    <meta:generator>LibreOffice/4.2.8.2$Linux_X86_64 LibreOffice_project/420m0$Build-2</meta:generator>
  </office:meta>
</office:document-meta>
</file>